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Standard">
      <style:paragraph-properties fo:margin-top="0in" fo:margin-bottom="0.1965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ай ответы по теме "Html" 1. Что ето 2. Зачем нужно 3. Как использовать 4. Из чего состоит 5. Ключевые понятий, концепции</text:p>
      <text:p text:style-name="Standard">ChatGPT</text:p>
      <text:p text:style-name="P3">ChatGPT</text:p>
      <text:p text:style-name="Text_20_body">Вот ответы на ваши вопросы по теме "HTML":</text:p>
      <text:list xml:id="list7492701826120242560" text:style-name="L1">
        <text:list-item>
          <text:p text:style-name="P1"><text:span text:style-name="Strong_20_Emphasis">Что это?</text:span> HTML (HyperText Markup Language) - это язык разметки, который используется для создания структуры и содержания веб-страниц. Он состоит из набора тегов, каждый из которых определяет различные элементы контента на странице, такие как текст, изображения, ссылки и т. д.</text:p>
        </text:list-item>
        <text:list-item>
          <text:p text:style-name="P1"><text:span text:style-name="Strong_20_Emphasis">Зачем нужно?</text:span> HTML необходим для создания веб-страниц, так как он позволяет определить структуру документа и предоставить информацию браузеру о том, как отображать контент. Без HTML веб-страницы были бы просто наборами текста без форматирования и структуры.</text:p>
        </text:list-item>
        <text:list-item>
          <text:p text:style-name="P1"><text:span text:style-name="Strong_20_Emphasis">Как использовать?</text:span> HTML используется путем написания кода с использованием текстового редактора или интегрированной среды разработки. В коде определяются различные элементы страницы с помощью тегов, после чего файл сохраняется с расширением ".html" и открывается в веб-браузере для просмотра.</text:p>
        </text:list-item>
        <text:list-item>
          <text:p text:style-name="P1"><text:span text:style-name="Strong_20_Emphasis">Из чего состоит?</text:span> HTML состоит из набора тегов, которые определяют различные элементы веб-страницы. Эти теги могут быть открывающими (например, <text:span text:style-name="Source_20_Text">&lt;p&gt;</text:span>) и закрывающими (<text:span text:style-name="Source_20_Text">&lt;/p&gt;</text:span>), или одиночными (например, <text:span text:style-name="Source_20_Text">&lt;img&gt;</text:span>). Внутри тегов может находиться текст или другие вложенные теги, образуя иерархию элементов страницы.</text:p>
        </text:list-item>
        <text:list-item>
          <text:p text:style-name="P1"><text:span text:style-name="Strong_20_Emphasis">Ключевые понятия и концепции</text:span></text:p>
          <text:list>
            <text:list-item>
              <text:p text:style-name="P2">Теги: Основные строительные блоки HTML, которые определяют структуру и содержимое страницы.</text:p>
            </text:list-item>
            <text:list-item>
              <text:p text:style-name="P2">Элементы: Каждый компонент страницы, определенный с помощью тегов, например, заголовки, параграфы, списки и т. д.</text:p>
            </text:list-item>
            <text:list-item>
              <text:p text:style-name="P2">Атрибуты: Дополнительная информация, передаваемая в тегах для изменения их поведения или внешнего вида.</text:p>
            </text:list-item>
            <text:list-item>
              <text:p text:style-name="P2">Структура документа: Организация элементов страницы с помощью вложенных тегов для создания иерархии контента.</text:p>
            </text:list-item>
            <text:list-item>
              <text:p text:style-name="P1">Семантика: Использование тегов согласно их смыслу для повышения доступности и оптимизации поисковых систем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4</meta:editing-cycles>
    <meta:generator>OpenOffice/4.1.14$Win32 OpenOffice.org_project/4114m1$Build-9811</meta:generator>
    <dc:date>2024-04-30T13:23:50.24</dc:date>
    <dc:creator>Dima Wide</dc:creator>
    <meta:document-statistic meta:table-count="0" meta:image-count="0" meta:object-count="0" meta:page-count="1" meta:paragraph-count="14" meta:word-count="263" meta:character-count="1869"/>
    <meta:user-defined meta:name="Info 1"/>
    <meta:user-defined meta:name="Info 2"/>
    <meta:user-defined meta:name="Info 3"/>
    <meta:user-defined meta:name="Info 4"/>
  </office:meta>
</office:document-meta>
</file>